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otFoundException.ClassNotFou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NotFoundException.printStackTrace( java . io . Prin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NotFoundException.ClassNotFound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NotFoundException.ClassNotFoundException( java . lang . String var0 , java . lang . Throwa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NotFoundException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NotFoundException.printStackTrace( java . io . PrintWri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NotFound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